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37.86pt"/>
    </style:style>
    <style:style style:name="co35" style:family="table-column">
      <style:table-column-properties fo:break-before="auto" style:column-width="113.05pt"/>
    </style:style>
    <style:style style:name="co36" style:family="table-column">
      <style:table-column-properties fo:break-before="auto" style:column-width="100.2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52.61pt"/>
    </style:style>
    <style:style style:name="co39" style:family="table-column">
      <style:table-column-properties fo:break-before="auto" style:column-width="392.26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688.79pt"/>
    </style:style>
    <style:style style:name="co42" style:family="table-column">
      <style:table-column-properties fo:break-before="auto" style:column-width="123.36pt"/>
    </style:style>
    <style:style style:name="co43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  <style:style style:name="ce10" style:family="table-cell" style:parent-style-name="Default" style:data-style-name="N124"/>
    <style:style style:name="ce11" style:family="table-cell" style:parent-style-name="Default" style:data-style-name="N10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ce8"/>
        <table:table-column table:style-name="co36" table:default-cell-style-name="ce10"/>
        <table:table-column table:style-name="co37" table:default-cell-style-name="ce11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TripAdvisor Link</text:p>
          </table:table-cell>
          <table:table-cell office:value-type="string" calcext:value-type="string">
            <text:p>Zip Code Median Income</text:p>
          </table:table-cell>
          <table:table-cell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float" office:value="3.5" calcext:value-type="float">
            <text:p>3.5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Killeen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4" calcext:value-type="float">
            <text:p>4.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3.5" calcext:value-type="float">
            <text:p>3.5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Spring Suites Austin Round Rock</text:p>
          </table:table-cell>
          <table:table-cell office:value-type="currency" office:currency="USD" office:value="50" calcext:value-type="currency">
            <text:p>$50</text:p>
          </table:table-cell>
          <table:table-cell office:value-type="float" office:value="4" calcext:value-type="float">
            <text:p>4.0</text:p>
          </table:table-cell>
          <table:table-cell office:value-type="percentage" office:value="0.23" calcext:value-type="percentage">
            <text:p>23%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1950 N Interstate 35, I-35 &amp; Old Settlers Blvd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float" office:value="3.5" calcext:value-type="float">
            <text:p>3.5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Killeen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 Inn &amp; Suites Killeen</text:p>
          </table:table-cell>
          <table:table-cell office:value-type="currency" office:currency="USD" office:value="58" calcext:value-type="currency">
            <text:p>$58</text:p>
          </table:table-cell>
          <table:table-cell office:value-type="float" office:value="4" calcext:value-type="float">
            <text:p>4.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700 E Central Texas Expy, Hwy 190 &amp; Gateway Blvd, Killeen, TX 76541</text:p>
          </table:table-cell>
          <table:table-cell office:value-type="string" calcext:value-type="string">
            <text:p>Killeen</text:p>
          </table:table-cell>
          <table:table-cell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Spring Suites Signature Austin South Central</text:p>
          </table:table-cell>
          <table:table-cell office:value-type="currency" office:currency="USD" office:value="63" calcext:value-type="currency">
            <text:p>$63</text:p>
          </table:table-cell>
          <table:table-cell office:value-type="float" office:value="4" calcext:value-type="float">
            <text:p>4.0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78744" calcext:value-type="float">
            <text:p>78744</text:p>
          </table:table-cell>
          <table:table-cell office:value-type="string" calcext:value-type="string">
            <text:p>4911 N Interstate 35 Frontage Rd, Intersection: Teri Road from I-35, Austin, TX 78744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float" office:value="3.5" calcext:value-type="float">
            <text:p>3.5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float" office:value="4" calcext:value-type="float">
            <text:p>4.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float" office:value="4" calcext:value-type="float">
            <text:p>4.0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float" office:value="4" calcext:value-type="float">
            <text:p>4.0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lewood Suites Austin N-Cedar Park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1100 Cottonwood Creek Trl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lewood Suites Georgetown</text:p>
          </table:table-cell>
          <table:table-cell office:value-type="currency" office:currency="USD" office:value="74" calcext:value-type="currency">
            <text:p>$74</text:p>
          </table:table-cell>
          <table:table-cell office:value-type="float" office:value="4" calcext:value-type="float">
            <text:p>4.0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78628" calcext:value-type="float">
            <text:p>78628</text:p>
          </table:table-cell>
          <table:table-cell office:value-type="string" calcext:value-type="string">
            <text:p>451 N Interstate 35, Georgetown, TX 78628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o 6 Buda</text:p>
          </table:table-cell>
          <table:table-cell office:value-type="currency" office:currency="USD" office:value="76" calcext:value-type="currency">
            <text:p>$76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6" calcext:value-type="percentage">
            <text:p>6%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5163 Overpass Rd, I-35 &amp; Niederwald, Buda, TX 78610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Austin Airport Area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Bastrop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La Grange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Austin East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float" office:value="4" calcext:value-type="float">
            <text:p>4.0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float" office:value="3.5" calcext:value-type="float">
            <text:p>3.5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float" office:value="4" calcext:value-type="float">
            <text:p>4.0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float" office:value="4" calcext:value-type="float">
            <text:p>4.0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H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6:12:11.777600575</dc:date>
    <meta:editing-duration>P6DT10H25M18S</meta:editing-duration>
    <meta:editing-cycles>60</meta:editing-cycles>
    <meta:generator>LibreOffice/5.1.6.2$Linux_X86_64 LibreOffice_project/10m0$Build-2</meta:generator>
    <meta:document-statistic meta:table-count="3" meta:cell-count="2965" meta:object-count="0"/>
  </office:meta>
</office:document-meta>
</file>